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C7B9BDF5.png" manifest:media-type="image/png"/>
  <manifest:file-entry manifest:full-path="Pictures/100000000000028000000180CCC65A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1701in" svg:y="-0.2598in" svg:width="7.2992in" svg:height="5.452in" draw:z-index="0"><draw:image xlink:href="Pictures/100000000000028000000180CCC65AA0.png" xlink:type="simple" xlink:show="embed" xlink:actuate="onLoad"/></draw:frame><draw:frame draw:style-name="fr1" draw:name="Image2" text:anchor-type="paragraph" svg:x="0.3118in" svg:y="5.7035in" svg:width="6.222in" svg:height="4.6665in" draw:z-index="1"><draw:image xlink:href="Pictures/1000000000000230000001A4C7B9BDF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2:28:01.088322195</meta:creation-date>
    <dc:date>2017-03-17T12:43:07.469377000</dc:date>
    <meta:editing-duration>PT14M40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